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role_name</text:p>
          </table:table-cell>
          <table:table-cell office:value-type="string" calcext:value-type="string">
            <text:p>varchar(20) NOT NULL</text:p>
          </table:table-cell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role_id FK (ACCESS_ROLES)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num (‘red’, ‘blue’, ‘green’, ‘yell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BIL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EDICATION</text:p>
          </table:table-cell>
          <table:covered-table-cell/>
        </table:table-row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me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NOT NULL</text:p>
          </table:table-cell>
          <table:table-cell/>
          <table:table-cell office:value-type="string" calcext:value-type="string">
            <text:p>med_name</text:p>
          </table:table-cell>
          <table:table-cell office:value-type="string" calcext:value-type="string">
            <text:p>Varchar(50) NOT NULL</text:p>
          </table:table-cell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dose</text:p>
          </table:table-cell>
          <table:table-cell office:value-type="string" calcext:value-type="string">
            <text:p>Varchar(25) NOT NULL</text:p>
          </table:table-cell>
        </table:table-row>
        <table:table-row table:style-name="ro1">
          <table:table-cell office:value-type="string" calcext:value-type="string">
            <text:p>due_date 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quantity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AYMENT</text:p>
          </table:table-cell>
          <table:covered-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payment_amount</text:p>
          </table:table-cell>
          <table:table-cell office:value-type="string" calcext:value-type="string">
            <text:p>int NOT NULL</text:p>
          </table:table-cell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transaction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bill_id</text:p>
          </table:table-cell>
          <table:table-cell office:value-type="string" calcext:value-type="string">
            <text:p>int FK (BILL)</text:p>
          </table:table-cell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09:41:42.918817543</dc:date>
    <meta:editing-duration>PT2H14M2S</meta:editing-duration>
    <meta:editing-cycles>16</meta:editing-cycles>
    <meta:generator>LibreOffice/7.3.7.2$Linux_X86_64 LibreOffice_project/30$Build-2</meta:generator>
    <meta:document-statistic meta:table-count="1" meta:cell-count="136" meta:object-count="0"/>
  </office:meta>
</office:document-meta>
</file>